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1155cc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k to nba stats database:</text:p>
      <text:p text:style-name="Standard"><text:a xlink:type="simple" xlink:href="https://www.basketball-reference.com/leagues/NBA_2017_games-january.html" text:style-name="Internet_20_link" text:visited-style-name="Visited_20_Internet_20_Link"><text:span text:style-name="T2">https://www.basketball-reference.com/leagues/NBA_2017_games-january.html</text:span></text:a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link to python library for nba stats:</text:span></text:p>
      <text:p text:style-name="P1"><text:a xlink:type="simple" xlink:href="https://github.com/swar/nba_api/blob/master/docs/examples/Finding%20Games.ipynb?fbclid=IwAR0SAedjYOWkJDjaix9_nRgy6OmsaKQp974L6_RUQUjZ5Ync6vLcQCEmP2A" text:style-name="Internet_20_link" text:visited-style-name="Visited_20_Internet_20_Link">https://github.com/swar/nba_api/blob/master/docs/examples/Finding%20Games.ipynb?fbclid=IwAR0SAedjYOWkJDjaix9_nRgy6OmsaKQp974L6_RUQUjZ5Ync6vLcQCEmP2A</text:a><text:span text:style-name="T1">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Standard"><text:span text:style-name="T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PL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14" meta:character-count="285"/>
    <dc:date>2020-04-06T23:09:09.10</dc:date>
    <dc:creator>s s</dc:creator>
    <meta:generator>OpenOffice/4.1.7$Win32 OpenOffice.org_project/417m1$Build-9800</meta:generator>
  </office:meta>
</office:document-meta>
</file>